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0.1215in" fo:margin-left="-0.0146in" style:page-number="auto" table:align="left" style:shadow="none"/>
    </style:style>
    <style:style style:name="Table1.A" style:family="table-column">
      <style:table-column-properties style:column-width="1.9965in"/>
    </style:style>
    <style:style style:name="Table1.B" style:family="table-column">
      <style:table-column-properties style:column-width="3.316in"/>
    </style:style>
    <style:style style:name="Table1.C" style:family="table-column">
      <style:table-column-properties style:column-width="3.4986in"/>
    </style:style>
    <style:style style:name="Table1.D" style:family="table-column">
      <style:table-column-properties style:column-width="1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a510" officeooo:paragraph-rsid="001ca510"/>
    </style:style>
    <style:style style:name="P2" style:family="paragraph" style:parent-style-name="Standard">
      <style:paragraph-properties fo:text-align="center" style:justify-single-word="false"/>
      <style:text-properties officeooo:rsid="001ca510" officeooo:paragraph-rsid="001ca510"/>
    </style:style>
    <style:style style:name="P3" style:family="paragraph" style:parent-style-name="Standard">
      <style:text-properties style:text-underline-style="solid" style:text-underline-width="auto" style:text-underline-color="font-color" officeooo:rsid="001e2029" officeooo:paragraph-rsid="001e2029"/>
    </style:style>
    <style:style style:name="P4" style:family="paragraph" style:parent-style-name="Standard">
      <style:text-properties style:text-underline-style="none" officeooo:rsid="001e2029" officeooo:paragraph-rsid="001e2029"/>
    </style:style>
    <style:style style:name="P5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officeooo:rsid="001e2029" officeooo:paragraph-rsid="001e2029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officeooo:rsid="001ca510" officeooo:paragraph-rsid="001ca510"/>
    </style:style>
    <style:style style:name="P7" style:family="paragraph" style:parent-style-name="Standard" style:master-page-name="Landscape">
      <style:paragraph-properties style:page-number="auto"/>
      <style:text-properties officeooo:rsid="001ca510" officeooo:paragraph-rsid="001ca510"/>
    </style:style>
    <style:style style:name="P8" style:family="paragraph" style:parent-style-name="Table_20_Contents">
      <style:text-properties officeooo:rsid="002120d7" officeooo:paragraph-rsid="002120d7"/>
    </style:style>
    <style:style style:name="P9" style:family="paragraph" style:parent-style-name="Table_20_Contents">
      <style:text-properties officeooo:rsid="002430eb" officeooo:paragraph-rsid="002430eb"/>
    </style:style>
    <style:style style:name="P10" style:family="paragraph" style:parent-style-name="Table_20_Contents">
      <style:text-properties officeooo:rsid="00257346" officeooo:paragraph-rsid="00257346"/>
    </style:style>
    <style:style style:name="P11" style:family="paragraph" style:parent-style-name="Table_20_Contents">
      <style:text-properties officeooo:rsid="00257346" officeooo:paragraph-rsid="002a82ee"/>
    </style:style>
    <style:style style:name="P12" style:family="paragraph" style:parent-style-name="Table_20_Contents">
      <style:text-properties officeooo:rsid="0025ce94" officeooo:paragraph-rsid="0025ce94"/>
    </style:style>
    <style:style style:name="P13" style:family="paragraph" style:parent-style-name="Table_20_Contents">
      <style:text-properties officeooo:rsid="0025ce94" officeooo:paragraph-rsid="002888f9"/>
    </style:style>
    <style:style style:name="P14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officeooo:rsid="002120d7" officeooo:paragraph-rsid="002120d7"/>
    </style:style>
    <style:style style:name="P15" style:family="paragraph" style:parent-style-name="Table_20_Contents">
      <style:paragraph-properties fo:text-align="center" style:justify-single-word="false" fo:background-color="transparent" style:shadow="none">
        <style:background-image/>
      </style:paragraph-properties>
      <style:text-properties officeooo:rsid="002120d7" officeooo:paragraph-rsid="00252224"/>
    </style:style>
    <style:style style:name="P16" style:family="paragraph" style:parent-style-name="Table_20_Heading">
      <style:text-properties officeooo:rsid="001e2029" officeooo:paragraph-rsid="001e2029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2120d7" style:font-name-asian="Liberation Serif1" style:font-name-complex="Liberation Serif1"/>
    </style:style>
    <style:style style:name="T4" style:family="text">
      <style:text-properties style:font-name="Liberation Serif1" officeooo:rsid="0025ce94" style:font-name-asian="Liberation Serif1" style:font-name-complex="Liberation Serif1"/>
    </style:style>
    <style:style style:name="T5" style:family="text">
      <style:text-properties style:font-name="Liberation Serif1" officeooo:rsid="00271c0e" style:font-name-asian="Liberation Serif1" style:font-name-complex="Liberation Serif1"/>
    </style:style>
    <style:style style:name="T6" style:family="text">
      <style:text-properties style:font-name="Liberation Serif1" officeooo:rsid="002888f9" style:font-name-asian="Liberation Serif1" style:font-name-complex="Liberation Serif1"/>
    </style:style>
    <style:style style:name="T7" style:family="text">
      <style:text-properties style:font-name="Liberation Serif1" officeooo:rsid="002a82ee" style:font-name-asian="Liberation Serif1" style:font-name-complex="Liberation Serif1"/>
    </style:style>
    <style:style style:name="T8" style:family="text">
      <style:text-properties officeooo:rsid="0022a0ad"/>
    </style:style>
    <style:style style:name="T9" style:family="text">
      <style:text-properties officeooo:rsid="002430eb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52224"/>
    </style:style>
    <style:style style:name="T12" style:family="text">
      <style:text-properties style:text-underline-style="solid" style:text-underline-width="auto" style:text-underline-color="font-color" officeooo:rsid="0022a0a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1e202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5ce94"/>
    </style:style>
    <style:style style:name="T18" style:family="text">
      <style:text-properties officeooo:rsid="002c65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gram 4: Normalization Analysis</text:p>
      <text:p text:style-name="P2">Matt Seall, Eamon Dysinger, Tanner Koch</text:p>
      <text:p text:style-name="P1"/>
      <text:p text:style-name="P7"><text:s/><text:span text:style-name="T14">Relation Description</text:span></text:p>
      <text:p text:style-name="P4">The relations that have been defined are as follows: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6">Relation</text:p>
            </table:table-cell>
            <table:table-cell table:style-name="Table1.A1" office:value-type="string">
              <text:p text:style-name="P16">Attributes</text:p>
            </table:table-cell>
            <table:table-cell table:style-name="Table1.A1" office:value-type="string">
              <text:p text:style-name="P16">Functional Dependencies</text:p>
            </table:table-cell>
            <table:table-cell table:style-name="Table1.D1" office:value-type="string">
              <text:p text:style-name="P16">3NF</text:p>
            </table:table-cell>
          </table:table-row>
        </table:table-header-rows>
        <table:table-row>
          <table:table-cell table:style-name="Table1.A2" office:value-type="string">
            <text:p text:style-name="P8">Employee</text:p>
          </table:table-cell>
          <table:table-cell table:style-name="Table1.A2" office:value-type="string">
            <text:p text:style-name="P8"><text:span text:style-name="T1">emp_ID</text:span>, class, last name, first name, <text:span text:style-name="T10">branch_ID</text:span>, sex, phone num, age</text:p>
          </table:table-cell>
          <table:table-cell table:style-name="Table1.A2" office:value-type="string">
            <text:p text:style-name="P8">{emp_ID<text:span text:style-name="T2">→class}, {emp_ID→last name},{emp_ID→first name},{emp_ID→branch_ID}, {emp_ID→sex}, {emp_ID→phone num}, {emp_ID→age}</text:span></text:p>
          </table:table-cell>
          <table:table-cell table:style-name="Table1.D2" office:value-type="string">
            <text:p text:style-name="P14">YES</text:p>
          </table:table-cell>
        </table:table-row>
        <table:table-row>
          <table:table-cell table:style-name="Table1.A2" office:value-type="string">
            <text:p text:style-name="P8">Branch</text:p>
          </table:table-cell>
          <table:table-cell table:style-name="Table1.A2" office:value-type="string">
            <text:p text:style-name="P8"><text:span text:style-name="T15">branch_id</text:span>, street, postal, city, <text:span text:style-name="T10">manager_</text:span><text:span text:style-name="T11">ID</text:span></text:p>
          </table:table-cell>
          <table:table-cell table:style-name="Table1.A2" office:value-type="string">
            <text:p text:style-name="P8">{branch_ID<text:span text:style-name="T2">→street},{branch_ID→postal},{branch_ID→city},{branch_ID→manager_ID}</text:span></text:p>
          </table:table-cell>
          <table:table-cell table:style-name="Table1.D2" office:value-type="string">
            <text:p text:style-name="P14">YES</text:p>
          </table:table-cell>
        </table:table-row>
        <table:table-row>
          <table:table-cell table:style-name="Table1.A2" office:value-type="string">
            <text:p text:style-name="P8">Client</text:p>
          </table:table-cell>
          <table:table-cell table:style-name="Table1.A2" office:value-type="string">
            <text:p text:style-name="P8"><text:span text:style-name="T1">client_ID</text:span>, <text:span text:style-name="T9">l</text:span>ast name, given name, sex, miles driven, <text:span text:style-name="T12">branch</text:span><text:span text:style-name="T10">_</text:span><text:span text:style-name="T12">ID</text:span><text:span text:style-name="T8">, </text:span>valid_license</text:p>
          </table:table-cell>
          <table:table-cell table:style-name="Table1.A2" office:value-type="string">
            <text:p text:style-name="P10">{client_ID<text:span text:style-name="T3">→</text:span><text:span text:style-name="T2">last name},{client_ID</text:span><text:span text:style-name="T3">→</text:span><text:span text:style-name="T2">given name},{client_ID</text:span><text:span text:style-name="T3">→</text:span><text:span text:style-name="T2">sex},{client_ID</text:span><text:span text:style-name="T3">→</text:span><text:span text:style-name="T2">miles driven},{client_ID</text:span><text:span text:style-name="T3">→</text:span><text:span text:style-name="T2">branch_ID},{client_ID</text:span><text:span text:style-name="T3">→</text:span><text:span text:style-name="T2">valid_license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Vehicle</text:p>
          </table:table-cell>
          <table:table-cell table:style-name="Table1.A2" office:value-type="string">
            <text:p text:style-name="P9"><text:span text:style-name="T15">vehicle_ID</text:span>, <text:span text:style-name="T18">mileage</text:span>, <text:span text:style-name="T10">emp_ID</text:span></text:p>
          </table:table-cell>
          <table:table-cell table:style-name="Table1.A2" office:value-type="string">
            <text:p text:style-name="P11"><text:span text:style-name="T2">{vehicle_ID</text:span><text:span text:style-name="T3">→</text:span><text:span text:style-name="T2">milage},{vehicle_ID</text:span><text:span text:style-name="T3">→</text:span><text:span text:style-name="T2">emp_ID},{</text:span><text:span text:style-name="T7">emp</text:span><text:span text:style-name="T2">_ID</text:span><text:span text:style-name="T3">→</text:span><text:span text:style-name="T2">milage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Lesson</text:p>
          </table:table-cell>
          <table:table-cell table:style-name="Table1.A2" office:value-type="string">
            <text:p text:style-name="P9"><text:span text:style-name="T15">lesson_ID</text:span>, <text:span text:style-name="T17">date/</text:span>time, <text:span text:style-name="T10">client_ID</text:span>, <text:span text:style-name="T10">emp_ID</text:span>, <text:span text:style-name="T10">vehicle_ID</text:span>, <text:span text:style-name="T18">mileage</text:span></text:p>
          </table:table-cell>
          <table:table-cell table:style-name="Table1.A2" office:value-type="string">
            <text:p text:style-name="P10">{lesson_ID<text:span text:style-name="T3">→</text:span><text:span text:style-name="T2">time},{lesson_ID</text:span><text:span text:style-name="T3">→</text:span><text:span text:style-name="T2">date/</text:span><text:span text:style-name="T4">time</text:span><text:span text:style-name="T2">},{lesson_ID</text:span><text:span text:style-name="T3">→</text:span><text:span text:style-name="T2">client_ID},{lesson_ID</text:span><text:span text:style-name="T3">→</text:span><text:span text:style-name="T2">emp_ID},{lesson_ID</text:span><text:span text:style-name="T3">→</text:span><text:span text:style-name="T2">vehicle_ID},{lesson_ID</text:span><text:span text:style-name="T3">→</text:span><text:span text:style-name="T2">milage},{client_ID</text:span><text:span text:style-name="T3">→</text:span><text:span text:style-name="T2">emp_ID},{emp_ID</text:span><text:span text:style-name="T3">→</text:span><text:span text:style-name="T2">vehicleID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Vehicle Inspection</text:p>
          </table:table-cell>
          <table:table-cell table:style-name="Table1.A2" office:value-type="string">
            <text:p text:style-name="P9"><text:span text:style-name="T13">vehicle_ID</text:span>, <text:span text:style-name="T16">date/time</text:span>, fault</text:p>
          </table:table-cell>
          <table:table-cell table:style-name="Table1.A2" office:value-type="string">
            <text:p text:style-name="P12">{vehicle_ID<text:span text:style-name="T3">→</text:span><text:span text:style-name="T2">date/time},{vehicle_ID</text:span><text:span text:style-name="T3">→</text:span><text:span text:style-name="T2">fault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Exam</text:p>
          </table:table-cell>
          <table:table-cell table:style-name="Table1.A2" office:value-type="string">
            <text:p text:style-name="P9"><text:span text:style-name="T15">exam_ID</text:span>, type, <text:span text:style-name="T10">client_ID</text:span>, result</text:p>
          </table:table-cell>
          <table:table-cell table:style-name="Table1.A2" office:value-type="string">
            <text:p text:style-name="P13"><text:span text:style-name="T2">{exam_ID</text:span><text:span text:style-name="T3">→</text:span><text:span text:style-name="T2">type},{exam_ID</text:span><text:span text:style-name="T3">→</text:span><text:span text:style-name="T2">client_ID},{exam_ID</text:span><text:span text:style-name="T3">→</text:span><text:span text:style-name="T2">result</text:span><text:span text:style-name="T5">}</text:span></text:p>
          </table:table-cell>
          <table:table-cell table:style-name="Table1.D4" office:value-type="string">
            <text:p text:style-name="P15">YES</text:p>
          </table:table-cell>
        </table:table-row>
        <table:table-row>
          <table:table-cell table:style-name="Table1.A2" office:value-type="string">
            <text:p text:style-name="P8">Interview</text:p>
          </table:table-cell>
          <table:table-cell table:style-name="Table1.A2" office:value-type="string">
            <text:p text:style-name="P9"><text:span text:style-name="T15">client_ID</text:span>, <text:span text:style-name="T10">emp_ID</text:span>, description</text:p>
          </table:table-cell>
          <table:table-cell table:style-name="Table1.A2" office:value-type="string">
            <text:p text:style-name="P13"><text:span text:style-name="T5">{client</text:span><text:span text:style-name="T2">_ID</text:span><text:span text:style-name="T3">→</text:span><text:span text:style-name="T5">emp_ID},{client</text:span><text:span text:style-name="T2">_ID</text:span><text:span text:style-name="T3">→</text:span><text:span text:style-name="T5">description},{</text:span><text:span text:style-name="T6">emp</text:span><text:span text:style-name="T2">_ID</text:span><text:span text:style-name="T3">→</text:span><text:span text:style-name="T6">description}</text:span></text:p>
          </table:table-cell>
          <table:table-cell table:style-name="Table1.D4" office:value-type="string">
            <text:p text:style-name="P15">YES</text:p>
          </table:table-cell>
        </table:table-row>
      </table:table>
      <text:p text:style-name="P3"/>
      <text:p text:style-name="P3"/>
      <text:p text:style-name="P5">Implemented functionality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First_20_Page" style:display-name="First Page" style:page-layout-name="Mpm1" style:next-style-name="Standard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6:49:51.398896960</meta:creation-date>
    <dc:date>2015-12-06T22:19:57.098031820</dc:date>
    <meta:editing-duration>PT13H13M10S</meta:editing-duration>
    <meta:editing-cycles>12</meta:editing-cycles>
    <meta:generator>LibreOffice/4.3.3.2$Linux_X86_64 LibreOffice_project/430m0$Build-2</meta:generator>
    <meta:document-statistic meta:table-count="1" meta:image-count="0" meta:object-count="0" meta:page-count="3" meta:paragraph-count="41" meta:word-count="108" meta:character-count="1367" meta:non-whitespace-character-count="1299"/>
  </office:meta>
</office:document-meta>
</file>